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ikkoraportti 1: 14.-18.1.</text:h>
      <text:p text:style-name="Text_20_body">Ensimmäisellä viikolla työ ei ole vielä varsinaisesti edennyt, joten kerrottavaa ei vielä ole kovin paljoa. Aiheeksi valikoitui heti maanantaina jonkinlaisen reitinhaku-ohjelman toteuttaminen. Päädyin lopulta siihen, että ohjelma tulee etsimään reitin kaksiulotteisena merkkitaulukkona annetusta labyrintistä. Tämä tuntuu omille kyvyilleni soveliaalta tehtävältä.</text:p>
      <text:p text:style-name="Text_20_body">Aiheen valinnan lisäksi olen vain kirjoittanut lyhyen määrittelydokumentin sekä aloittanut versionhallinnan githubia käyttäen.</text:p>
      <text:p text:style-name="Text_20_body">Ensi torstaihin mennessä tavoitteena on ainakin toteuttaa ohjelman vaatimat algoritmit (A* ja Bellman-Ford) käyttäen javan valmiita tietorakenteita (pääasiassa kaiketi PriorityQueue). Tästä on sitten hyvä lähteä kehittämään ohjelmaa sellaiseksi, että kaikki tietorakenteet ovat itse rakennettu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Merioksa</meta:initial-creator>
    <meta:creation-date>2013-01-17T11:53:30</meta:creation-date>
    <dc:date>2013-01-17T12:13:40</dc:date>
    <dc:creator>Mikko Merioksa</dc:creator>
    <meta:editing-duration>PT5M</meta:editing-duration>
    <meta:editing-cycles>1</meta:editing-cycles>
    <meta:document-statistic meta:table-count="0" meta:image-count="0" meta:object-count="0" meta:page-count="1" meta:paragraph-count="4" meta:word-count="91" meta:character-count="812" meta:non-whitespace-character-count="812"/>
    <meta:generator>LibreOffice/3.5$Linux_X86_64 LibreOffice_project/350m1$Build-2</meta:generator>
  </office:meta>
</office:document-meta>
</file>